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Standard">
      <style:text-properties officeooo:rsid="006fc91f" officeooo:paragraph-rsid="006fc91f"/>
    </style:style>
    <style:style style:name="P3" style:family="paragraph" style:parent-style-name="Standard">
      <style:text-properties fo:font-weight="bold" officeooo:rsid="00710d2e" officeooo:paragraph-rsid="00710d2e" style:font-weight-asian="bold" style:font-weight-complex="bold"/>
    </style:style>
    <style:style style:name="P4" style:family="paragraph" style:parent-style-name="Standard">
      <style:text-properties fo:font-weight="bold" officeooo:rsid="00771c59" officeooo:paragraph-rsid="00771c59" style:font-weight-asian="bold" style:font-weight-complex="bold"/>
    </style:style>
    <style:style style:name="P5" style:family="paragraph" style:parent-style-name="Standard">
      <style:text-properties fo:font-weight="bold" officeooo:rsid="008412b2" officeooo:paragraph-rsid="008412b2" style:font-weight-asian="bold" style:font-weight-complex="bold"/>
    </style:style>
    <style:style style:name="P6" style:family="paragraph" style:parent-style-name="Standard">
      <style:text-properties fo:font-weight="bold" officeooo:rsid="0085699b" officeooo:paragraph-rsid="0085699b" style:font-weight-asian="bold" style:font-weight-complex="bold"/>
    </style:style>
    <style:style style:name="P7" style:family="paragraph" style:parent-style-name="Standard">
      <style:text-properties fo:font-weight="bold" officeooo:rsid="008e482e" officeooo:paragraph-rsid="008e482e" style:font-weight-asian="bold" style:font-weight-complex="bold"/>
    </style:style>
    <style:style style:name="P8" style:family="paragraph" style:parent-style-name="Standard">
      <style:text-properties fo:font-weight="normal" officeooo:rsid="0073ac71" officeooo:paragraph-rsid="0073ac71" style:font-weight-asian="normal" style:font-weight-complex="normal"/>
    </style:style>
    <style:style style:name="P9" style:family="paragraph" style:parent-style-name="Standard">
      <style:text-properties fo:font-weight="normal" officeooo:rsid="00751fc7" officeooo:paragraph-rsid="00751fc7" style:font-weight-asian="normal" style:font-weight-complex="normal"/>
    </style:style>
    <style:style style:name="P10" style:family="paragraph" style:parent-style-name="Standard" style:list-style-name="L8">
      <style:text-properties fo:font-weight="normal" officeooo:rsid="00751fc7" officeooo:paragraph-rsid="00751fc7" style:font-weight-asian="normal" style:font-weight-complex="normal"/>
    </style:style>
    <style:style style:name="P11" style:family="paragraph" style:parent-style-name="Standard" style:list-style-name="L8">
      <style:text-properties fo:font-weight="normal" officeooo:rsid="00751fc7" officeooo:paragraph-rsid="0079c6d9" style:font-weight-asian="normal" style:font-weight-complex="normal"/>
    </style:style>
    <style:style style:name="P12" style:family="paragraph" style:parent-style-name="Standard">
      <style:text-properties fo:font-weight="normal" officeooo:rsid="00751fc7" officeooo:paragraph-rsid="0079c6d9" style:font-weight-asian="normal" style:font-weight-complex="normal"/>
    </style:style>
    <style:style style:name="P13" style:family="paragraph" style:parent-style-name="Standard">
      <style:text-properties fo:font-weight="normal" officeooo:rsid="00751fc7" officeooo:paragraph-rsid="008412b2" style:font-weight-asian="normal" style:font-weight-complex="normal"/>
    </style:style>
    <style:style style:name="P14" style:family="paragraph" style:parent-style-name="Standard" style:list-style-name="L8">
      <style:text-properties fo:font-weight="normal" officeooo:rsid="00760b3c" officeooo:paragraph-rsid="00760b3c" style:font-weight-asian="normal" style:font-weight-complex="normal"/>
    </style:style>
    <style:style style:name="P15" style:family="paragraph" style:parent-style-name="Standard" style:list-style-name="L8">
      <style:text-properties fo:font-weight="normal" officeooo:rsid="00760b3c" officeooo:paragraph-rsid="0079c6d9" style:font-weight-asian="normal" style:font-weight-complex="normal"/>
    </style:style>
    <style:style style:name="P16" style:family="paragraph" style:parent-style-name="Standard">
      <style:text-properties fo:font-weight="normal" officeooo:rsid="00760b3c" officeooo:paragraph-rsid="00760b3c" style:font-weight-asian="normal" style:font-weight-complex="normal"/>
    </style:style>
    <style:style style:name="P17" style:family="paragraph" style:parent-style-name="Standard">
      <style:text-properties fo:font-weight="normal" officeooo:rsid="00760b3c" officeooo:paragraph-rsid="0079c6d9" style:font-weight-asian="normal" style:font-weight-complex="normal"/>
    </style:style>
    <style:style style:name="P18" style:family="paragraph" style:parent-style-name="Standard">
      <style:text-properties fo:font-weight="normal" officeooo:rsid="00771c59" officeooo:paragraph-rsid="00771c59" style:font-weight-asian="normal" style:font-weight-complex="normal"/>
    </style:style>
    <style:style style:name="P19" style:family="paragraph" style:parent-style-name="Standard">
      <style:text-properties fo:font-weight="normal" officeooo:rsid="00804213" officeooo:paragraph-rsid="00804213" style:font-weight-asian="normal" style:font-weight-complex="normal"/>
    </style:style>
    <style:style style:name="P20" style:family="paragraph" style:parent-style-name="Standard">
      <style:text-properties fo:font-weight="normal" officeooo:rsid="00804213" officeooo:paragraph-rsid="009541e3" style:font-weight-asian="normal" style:font-weight-complex="normal"/>
    </style:style>
    <style:style style:name="P21" style:family="paragraph" style:parent-style-name="Standard">
      <style:text-properties fo:font-weight="normal" officeooo:rsid="00819ec9" officeooo:paragraph-rsid="00819ec9" style:font-weight-asian="normal" style:font-weight-complex="normal"/>
    </style:style>
    <style:style style:name="P22" style:family="paragraph" style:parent-style-name="Standard">
      <style:text-properties fo:font-weight="normal" officeooo:rsid="008412b2" officeooo:paragraph-rsid="008412b2" style:font-weight-asian="normal" style:font-weight-complex="normal"/>
    </style:style>
    <style:style style:name="P23" style:family="paragraph" style:parent-style-name="Standard">
      <style:text-properties fo:font-weight="normal" officeooo:rsid="0085699b" officeooo:paragraph-rsid="0085699b" style:font-weight-asian="normal" style:font-weight-complex="normal"/>
    </style:style>
    <style:style style:name="P24" style:family="paragraph" style:parent-style-name="Standard">
      <style:text-properties fo:font-weight="normal" officeooo:rsid="008e482e" officeooo:paragraph-rsid="009163e4" style:font-weight-asian="normal" style:font-weight-complex="normal"/>
    </style:style>
    <style:style style:name="P25" style:family="paragraph" style:parent-style-name="Standard">
      <style:text-properties fo:font-weight="normal" officeooo:rsid="009163e4" officeooo:paragraph-rsid="009163e4" style:font-weight-asian="normal" style:font-weight-complex="normal"/>
    </style:style>
    <style:style style:name="P26" style:family="paragraph" style:parent-style-name="Standard">
      <style:text-properties fo:font-weight="normal" officeooo:rsid="009541e3" officeooo:paragraph-rsid="009541e3" style:font-weight-asian="normal" style:font-weight-complex="normal"/>
    </style:style>
    <style:style style:name="P27" style:family="paragraph" style:parent-style-name="Standard">
      <style:text-properties officeooo:paragraph-rsid="0082831e"/>
    </style:style>
    <style:style style:name="P28" style:family="paragraph" style:parent-style-name="Standard">
      <style:text-properties officeooo:paragraph-rsid="009163e4"/>
    </style:style>
    <style:style style:name="P29" style:family="paragraph" style:parent-style-name="Standard">
      <style:text-properties style:font-name="Liberation Mono" fo:font-size="10pt" fo:font-weight="normal" officeooo:rsid="008e482e" officeooo:paragraph-rsid="009163e4" style:font-name-asian="Droid Sans Fallback1" style:font-size-asian="10pt" style:font-weight-asian="normal" style:font-name-complex="Liberation Mono" style:font-size-complex="10pt" style:font-weight-complex="normal"/>
    </style:style>
    <style:style style:name="P30" style:family="paragraph" style:parent-style-name="Standard">
      <style:text-properties officeooo:paragraph-rsid="0092c757"/>
    </style:style>
    <style:style style:name="P31" style:family="paragraph" style:parent-style-name="Standard">
      <style:text-properties officeooo:paragraph-rsid="009541e3"/>
    </style:style>
    <style:style style:name="P32" style:family="paragraph" style:parent-style-name="Standard">
      <style:text-properties officeooo:paragraph-rsid="00983aae"/>
    </style:style>
    <style:style style:name="P33" style:family="paragraph" style:parent-style-name="Preformatted_20_Text">
      <style:paragraph-properties fo:margin-top="0cm" fo:margin-bottom="0.499cm" style:contextual-spacing="false"/>
    </style:style>
    <style:style style:name="P34" style:family="paragraph" style:parent-style-name="Preformatted_20_Text">
      <style:text-properties fo:font-weight="normal" officeooo:rsid="0073ac71" officeooo:paragraph-rsid="0073ac71" style:font-weight-asian="normal" style:font-weight-complex="normal"/>
    </style:style>
    <style:style style:name="P35" style:family="paragraph" style:parent-style-name="Preformatted_20_Text">
      <style:text-properties fo:font-weight="normal" officeooo:rsid="00751fc7" officeooo:paragraph-rsid="00751fc7" style:font-weight-asian="normal" style:font-weight-complex="normal"/>
    </style:style>
    <style:style style:name="P36" style:family="paragraph" style:parent-style-name="Preformatted_20_Text">
      <style:text-properties fo:font-weight="normal" officeooo:rsid="00771c59" officeooo:paragraph-rsid="00771c59" style:font-weight-asian="normal" style:font-weight-complex="normal"/>
    </style:style>
    <style:style style:name="P37" style:family="paragraph" style:parent-style-name="Preformatted_20_Text">
      <style:text-properties fo:font-weight="normal" officeooo:rsid="00819ec9" officeooo:paragraph-rsid="00819ec9" style:font-weight-asian="normal" style:font-weight-complex="normal"/>
    </style:style>
    <style:style style:name="P38" style:family="paragraph" style:parent-style-name="Preformatted_20_Text">
      <style:text-properties fo:font-weight="normal" officeooo:rsid="0085699b" officeooo:paragraph-rsid="0085699b" style:font-weight-asian="normal" style:font-weight-complex="normal"/>
    </style:style>
    <style:style style:name="P39" style:family="paragraph" style:parent-style-name="Preformatted_20_Text">
      <style:text-properties officeooo:paragraph-rsid="0079c6d9"/>
    </style:style>
    <style:style style:name="P40" style:family="paragraph" style:parent-style-name="Preformatted_20_Text">
      <style:text-properties officeooo:paragraph-rsid="008412b2"/>
    </style:style>
    <style:style style:name="P41" style:family="paragraph" style:parent-style-name="Preformatted_20_Text">
      <style:text-properties officeooo:paragraph-rsid="00925228"/>
    </style:style>
    <style:style style:name="P42" style:family="paragraph" style:parent-style-name="Preformatted_20_Text">
      <style:text-properties officeooo:paragraph-rsid="009403d1"/>
    </style:style>
    <style:style style:name="P43" style:family="paragraph" style:parent-style-name="Preformatted_20_Text">
      <style:text-properties officeooo:paragraph-rsid="009541e3"/>
    </style:style>
    <style:style style:name="P44" style:family="paragraph" style:parent-style-name="Preformatted_20_Text">
      <style:text-properties officeooo:paragraph-rsid="00972641"/>
    </style:style>
    <style:style style:name="P45" style:family="paragraph" style:parent-style-name="Preformatted_20_Text">
      <style:text-properties officeooo:paragraph-rsid="00983aae"/>
    </style:style>
    <style:style style:name="P46" style:family="paragraph" style:parent-style-name="Heading_20_1">
      <style:text-properties fo:language="en" fo:country="US" officeooo:paragraph-rsid="006f8a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04213" style:font-weight-asian="bold" style:font-weight-complex="bold"/>
    </style:style>
    <style:style style:name="T3" style:family="text">
      <style:text-properties fo:font-weight="bold" officeooo:rsid="00972641" style:font-weight-asian="bold" style:font-weight-complex="bold"/>
    </style:style>
    <style:style style:name="T4" style:family="text">
      <style:text-properties officeooo:rsid="003f122a"/>
    </style:style>
    <style:style style:name="T5" style:family="text">
      <style:text-properties fo:font-style="italic"/>
    </style:style>
    <style:style style:name="T6" style:family="text">
      <style:text-properties officeooo:rsid="006fce11"/>
    </style:style>
    <style:style style:name="T7" style:family="text">
      <style:text-properties fo:font-weight="normal" officeooo:rsid="0082831e" style:font-weight-asian="normal" style:font-weight-complex="normal"/>
    </style:style>
    <style:style style:name="T8" style:family="text">
      <style:text-properties fo:font-weight="normal" officeooo:rsid="008e482e" style:font-weight-asian="normal" style:font-weight-complex="normal"/>
    </style:style>
    <style:style style:name="T9" style:family="text">
      <style:text-properties fo:font-weight="normal" officeooo:rsid="009541e3" style:font-weight-asian="normal" style:font-weight-complex="normal"/>
    </style:style>
    <style:style style:name="T10" style:family="text">
      <style:text-properties fo:font-weight="normal" officeooo:rsid="00751fc7" style:font-weight-asian="normal" style:font-weight-complex="normal"/>
    </style:style>
    <style:style style:name="T11" style:family="text">
      <style:text-properties fo:font-weight="normal" officeooo:rsid="00983aae" style:font-weight-asian="normal" style:font-weight-complex="normal"/>
    </style:style>
    <style:style style:name="T12" style:family="text">
      <style:text-properties fo:font-weight="normal" officeooo:rsid="00972641" style:font-weight-asian="normal" style:font-weight-complex="normal"/>
    </style:style>
    <style:style style:name="T13" style:family="text">
      <style:text-properties officeooo:rsid="0073ac71"/>
    </style:style>
    <style:style style:name="T14" style:family="text">
      <style:text-properties officeooo:rsid="00771c59"/>
    </style:style>
    <style:style style:name="T15" style:family="text">
      <style:text-properties officeooo:rsid="00819ec9"/>
    </style:style>
    <style:style style:name="T16" style:family="text">
      <style:text-properties officeooo:rsid="0082831e"/>
    </style:style>
    <style:style style:name="T17" style:family="text">
      <style:text-properties officeooo:rsid="00925228"/>
    </style:style>
    <style:style style:name="T18" style:family="text">
      <style:text-properties style:font-name="Liberation Mono" fo:font-size="10pt" fo:font-weight="normal" officeooo:rsid="008e482e" style:font-name-asian="Droid Sans Fallback1" style:font-size-asian="10pt" style:font-weight-asian="normal" style:font-name-complex="Liberation Mono" style:font-size-complex="10pt" style:font-weight-complex="normal"/>
    </style:style>
    <style:style style:name="T19" style:family="text">
      <style:text-properties officeooo:rsid="009403d1"/>
    </style:style>
    <style:style style:name="T20" style:family="text">
      <style:text-properties officeooo:rsid="00948513"/>
    </style:style>
    <style:style style:name="T21" style:family="text">
      <style:text-properties officeooo:rsid="009541e3"/>
    </style:style>
    <style:style style:name="T22" style:family="text">
      <style:text-properties officeooo:rsid="00983a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<text:span text:style-name="T4">Java Convert String to int</text:span></text:h>
      <text:p text:style-name="P1"/>
      <text:p text:style-name="P2">Coverting String to int is <text:span text:style-name="T6">a </text:span>common scenario for java <text:span text:style-name="T6">programmers </text:span>in their day to day job. <text:span text:style-name="T6">Thier are many ways to do this and each of them has some limitations. </text:span></text:p>
      <text:p text:style-name="P2"/>
      <text:p text:style-name="P3">Integer.parseInt</text:p>
      <text:p text:style-name="P3"/>
      <text:p text:style-name="P8">The Integer.parseInt() static method parses the string argument as a signed decimal integer and returns an int value.</text:p>
      <text:p text:style-name="P8"/>
      <text:p text:style-name="P34">public static int parseInt(String s) throws NumberFormatException</text:p>
      <text:p text:style-name="P8"/>
      <text:p text:style-name="P9">Example:</text:p>
      <text:p text:style-name="P9"/>
      <text:p text:style-name="P35">String numberAsString = "1234";</text:p>
      <text:p text:style-name="Preformatted_20_Text">int number = Integer.parseInt(numberAsString);</text:p>
      <text:p text:style-name="P33">System.out.println("The number is: " + number);</text:p>
      <text:p text:style-name="P9">Thier are two things to note here:</text:p>
      <text:list xml:id="list5167262867101846597" text:style-name="L8">
        <text:list-item>
          <text:p text:style-name="P10">The resulting value<text:span text:style-name="T1"> is not an instance of the Integer class</text:span> but just a plain primitive int value</text:p>
        </text:list-item>
        <text:list-item>
          <text:p text:style-name="P14">Observe the syntax above, it throws the <text:span text:style-name="T13">NumberFormatException, </text:span>which we have to handle in the <text:span text:style-name="T14">try, catch blocks.</text:span></text:p>
        </text:list-item>
      </text:list>
      <text:p text:style-name="P16"/>
      <text:p text:style-name="P4">Integer.valueOf</text:p>
      <text:p text:style-name="P4"/>
      <text:p text:style-name="P18">The Integer.parseInt() static method parses the string argument as a signed decimal integer and returns an int value.</text:p>
      <text:p text:style-name="P18"/>
      <text:p text:style-name="P36">public static int parseInt(String s) throws NumberFormatException</text:p>
      <text:p text:style-name="P18"/>
      <text:p text:style-name="P12">Example:</text:p>
      <text:p text:style-name="P39">String numberAsString = "1234";</text:p>
      <text:p text:style-name="Preformatted_20_Text">int number = Integer.valueOf(numberAsString);</text:p>
      <text:p text:style-name="P33">System.out.println("The number is: " + number);</text:p>
      <text:p text:style-name="P39"/>
      <text:p text:style-name="P12">Thier are two things to note here:</text:p>
      <text:list xml:id="list172913592484839" text:continue-numbering="true" text:style-name="L8">
        <text:list-item>
          <text:p text:style-name="P11">The resulting value <text:span text:style-name="T1">is an instance of the Integer class</text:span> </text:p>
        </text:list-item>
        <text:list-item>
          <text:p text:style-name="P15">Observe the syntax above, it throws the <text:span text:style-name="T13">NumberFormatException, </text:span>which we have to handle in the <text:span text:style-name="T14">try, catch blocks.</text:span></text:p>
        </text:list-item>
      </text:list>
      <text:p text:style-name="P26"/>
      <text:p text:style-name="P17"/>
      <text:p text:style-name="P5">Use Integer class</text:p>
      <text:p text:style-name="P5"/>
      <text:p text:style-name="P22">Alternative method is to create an instance of Integer class and then invoke it's intValue() method. </text:p>
      <text:p text:style-name="P22"/>
      <text:p text:style-name="P13">Example:</text:p>
      <text:p text:style-name="P40">String numberAsString = "1234";</text:p>
      <text:p text:style-name="P33">int number = new Integer(numberAsString).intValue();</text:p>
      <text:p text:style-name="P40"><text:soft-page-break/></text:p>
      <text:p text:style-name="P26"/>
      <text:p text:style-name="P20"/>
      <text:p text:style-name="P19"><text:span text:style-name="T1">Use Java Optional</text:span> </text:p>
      <text:p text:style-name="P19"/>
      <text:p text:style-name="P21">Whenever there is the slightest possibility that the given String does not contain an Integer, you have to handle this special case. Sadly, the standard Java methods Integer::parseInt and Integer::valueOf throw a NumberFormatException to signal this special case. Thus, you have to use exceptions for flow control, which is generally considered bad coding style.</text:p>
      <text:p text:style-name="P21"/>
      <text:p text:style-name="P21"/>
      <text:p text:style-name="P21"/>
      <text:p text:style-name="P21">Example:</text:p>
      <text:p text:style-name="P37"><text:span text:style-name="Source_20_Text">private Optional&lt;Integer&gt; tryParseInteger(String string) {</text:span></text:p>
      <text:p text:style-name="Preformatted_20_Text"><text:span text:style-name="Source_20_Text"><text:s text:c="4"/>try {</text:span></text:p>
      <text:p text:style-name="Preformatted_20_Text"><text:span text:style-name="Source_20_Text"><text:s text:c="8"/>return Optional.of(Integer.valueOf(string));</text:span></text:p>
      <text:p text:style-name="Preformatted_20_Text"><text:span text:style-name="Source_20_Text"><text:s text:c="4"/>} catch (NumberFormatException e) {</text:span></text:p>
      <text:p text:style-name="Preformatted_20_Text"><text:span text:style-name="Source_20_Text"><text:s text:c="8"/>return Optional.empty();</text:span></text:p>
      <text:p text:style-name="Preformatted_20_Text"><text:span text:style-name="Source_20_Text"><text:s text:c="4"/>}</text:span></text:p>
      <text:p text:style-name="P33"><text:span text:style-name="Source_20_Text">}</text:span></text:p>
      <text:p text:style-name="P21">Usage:</text:p>
      <text:p text:style-name="P37"><text:span text:style-name="Source_20_Text">// prints 1234</text:span></text:p>
      <text:p text:style-name="Preformatted_20_Text"><text:span text:style-name="Source_20_Text">System.out.println(tryParseInteger("1234").orElse(-1));</text:span></text:p>
      <text:p text:style-name="Preformatted_20_Text"><text:span text:style-name="Source_20_Text">// prints -1</text:span></text:p>
      <text:p text:style-name="P33"><text:span text:style-name="Source_20_Text">System.out.println(tryParseInteger("</text:span><text:span text:style-name="Source_20_Text"><text:span text:style-name="T15">random</text:span></text:span><text:span text:style-name="Source_20_Text">").orElse(-1));</text:span></text:p>
      <text:p text:style-name="P27"><text:span text:style-name="T7">Note that, we are </text:span>still using exceptions for flow control internally, <text:span text:style-name="T16">but</text:span> the usage code becomes very clean.</text:p>
      <text:p text:style-name="P21"/>
      <text:p text:style-name="P21"><text:s/></text:p>
      <text:p text:style-name="P6">Use DecimalFormat</text:p>
      <text:p text:style-name="P6"/>
      <text:p text:style-name="P23">The class java.text.DecimalFormat is a class that can be used to convert a number to it's String representation. It can also be used the other way around - it can parse a String into it's numerical representation. </text:p>
      <text:p text:style-name="P23"/>
      <text:p text:style-name="P38">String numberAsString = "1234";</text:p>
      <text:p text:style-name="Preformatted_20_Text">DecimalFormat decimalFormat = new DecimalFormat("#");</text:p>
      <text:p text:style-name="Preformatted_20_Text">try {</text:p>
      <text:p text:style-name="Preformatted_20_Text"><text:s text:c="3"/>int number = decimalFormat.parse(numberAsString).intValue();</text:p>
      <text:p text:style-name="Preformatted_20_Text"><text:s text:c="3"/>System.out.println("The number is: " + number);</text:p>
      <text:p text:style-name="Preformatted_20_Text">} catch (ParseException e) {</text:p>
      <text:p text:style-name="Preformatted_20_Text"><text:s text:c="3"/>System.out.println(numberAsString + " is not a valid number.");</text:p>
      <text:p text:style-name="P33">}</text:p>
      <text:p text:style-name="P23">Note that the <text:span text:style-name="T5">parse()</text:span> method will throw a ParseException when there are problems encountered with the String.</text:p>
      <text:p text:style-name="P23"/>
      <text:p text:style-name="P7">Use Different Base for Conversion</text:p>
      <text:p text:style-name="P7"/>
      <text:p text:style-name="P24">All of the examples above uses the base 10. There are cases when we wish to convert a Java String to Integer but using another base. Both Integer.parseInt() and Integer.valueOf() can receive a custom radix to be used in the conversion.</text:p>
      <text:p text:style-name="P24"/>
      <text:p text:style-name="P24"/>
      <text:p text:style-name="P25"><text:soft-page-break/>Example:</text:p>
      <text:p text:style-name="P29"><text:s/>//Prints: 255</text:p>
      <text:p text:style-name="P29"><text:s/>System.out.println(Integer.valueOf("11111111", 2));</text:p>
      <text:p text:style-name="P29"/>
      <text:p text:style-name="P29"><text:s/>//Prints: 255</text:p>
      <text:p text:style-name="P29"><text:s/>System.out.println(Integer.parseInt("11111111", 2));</text:p>
      <text:p text:style-name="P28"><text:s text:c="2"/></text:p>
      <text:p text:style-name="P30"><text:s text:c="2"/><text:span text:style-name="T18">//Prints: 255</text:span></text:p>
      <text:p text:style-name="P41"><text:span text:style-name="T8"><text:s/>System.out.println(</text:span>Integer.valueOf(“<text:span text:style-name="T19">377</text:span>”, 8)<text:span text:style-name="T17">)</text:span>;</text:p>
      <text:p text:style-name="P41"><text:s/></text:p>
      <text:p text:style-name="P42"><text:s/><text:span text:style-name="T18">//Prints: 255</text:span></text:p>
      <text:p text:style-name="P42"><text:span text:style-name="T8">System.out.println(</text:span><text:span text:style-name="T19">I</text:span>nteger.parseInt(“<text:span text:style-name="T20">ff</text:span>”, 16)<text:span text:style-name="T19">)</text:span>;</text:p>
      <text:p text:style-name="P42"><text:s/></text:p>
      <text:p text:style-name="P28"/>
      <text:p text:style-name="P26"><text:span text:style-name="T2">Use </text:span><text:span text:style-name="Source_20_Text"><text:span text:style-name="T2">Integer.decode</text:span></text:span></text:p>
      <text:p text:style-name="P26"><text:span text:style-name="Source_20_Text"><text:span text:style-name="T2"/></text:span></text:p>
      <text:p text:style-name="P31"><text:span text:style-name="T10"><text:s/></text:span><text:span text:style-name="T9">We can </text:span>also use <text:span text:style-name="Source_20_Text">public static Integer decode(String nm) throws NumberFormatException</text:span>.</text:p>
      <text:p text:style-name="P31"/>
      <text:p text:style-name="P31"><text:s/>//<text:span text:style-name="T21">base 10</text:span></text:p>
      <text:p text:style-name="P31"><text:span text:style-name="T8"><text:s/></text:span><text:span text:style-name="Source_20_Text"><text:span text:style-name="T8">Integer.decode("12"); <text:s text:c="6"/>// 12 – Integer</text:span></text:span></text:p>
      <text:p text:style-name="P31"><text:span text:style-name="Source_20_Text"><text:span text:style-name="T8">//</text:span></text:span><text:span text:style-name="Source_20_Text"><text:span text:style-name="T9">base 8</text:span></text:span></text:p>
      <text:p text:style-name="P43"><text:span text:style-name="Source_20_Text">Integer.decode("012"); <text:s text:c="5"/>// 10 – Integer</text:span></text:p>
      <text:p text:style-name="P43"><text:span text:style-name="Source_20_Text">//</text:span><text:span text:style-name="Source_20_Text"><text:span text:style-name="T21">base 16</text:span></text:span></text:p>
      <text:p text:style-name="P43"><text:span text:style-name="Source_20_Text">Integer.decode("#12"); <text:s text:c="5"/>// 18 - Integer</text:span></text:p>
      <text:p text:style-name="Preformatted_20_Text"><text:span text:style-name="Source_20_Text">Integer.decode("0x12"); <text:s text:c="4"/>// 18 - Integer</text:span></text:p>
      <text:p text:style-name="P33"><text:span text:style-name="Source_20_Text">Integer.decode("0X12"); <text:s text:c="4"/>// 18 - Integer</text:span></text:p>
      <text:p text:style-name="P43"><text:span text:style-name="Source_20_Text"><text:span text:style-name="T21">Note that, we it return Integer, if you want to get int, then we can use it as follows:</text:span></text:span></text:p>
      <text:p text:style-name="P43"/>
      <text:p text:style-name="P43"><text:span text:style-name="Source_20_Text"><text:span text:style-name="T21">int val = </text:span></text:span><text:span text:style-name="Source_20_Text">Integer.decode("12").intValue();</text:span></text:p>
      <text:p text:style-name="P43"/>
      <text:p text:style-name="P44"><text:span text:style-name="Source_20_Text"><text:span text:style-name="T3">Apache Commons NumberUtils</text:span></text:span></text:p>
      <text:p text:style-name="P43"/>
      <text:p text:style-name="P43">An alternate solution is to use <text:a xlink:type="simple" xlink:href="https://en.wikipedia.org/wiki/Apache_Commons">Apache Commons'</text:a> NumberUtils:</text:p>
      <text:p text:style-name="P32"><text:span text:style-name="Source_20_Text"><text:span text:style-name="T11">Example:</text:span></text:span></text:p>
      <text:p text:style-name="P32"><text:span text:style-name="Source_20_Text"><text:span text:style-name="T11">//1234</text:span></text:span></text:p>
      <text:p text:style-name="P45"><text:span text:style-name="Source_20_Text">int num = NumberUtils.toInt("1234");</text:span></text:p>
      <text:p text:style-name="P32"><text:span text:style-name="Source_20_Text"><text:span text:style-name="T11">//0</text:span></text:span></text:p>
      <text:p text:style-name="P45"><text:span text:style-name="Source_20_Text">int num = NumberUtils.toInt("</text:span><text:span text:style-name="Source_20_Text"><text:span text:style-name="T22">random</text:span></text:span><text:span text:style-name="Source_20_Text">");</text:span></text:p>
      <text:p text:style-name="P45"/>
      <text:p text:style-name="P45"><text:span text:style-name="Source_20_Text"><text:span text:style-name="T22">Note that, the second example above returns “0” when we pass invalid number format (Apache common </text:span></text:span><text:span text:style-name="Source_20_Text"><text:span text:style-name="T12">NumberUtils </text:span></text:span><text:span text:style-name="Source_20_Text"><text:span text:style-name="T11">does this for you</text:span></text:span><text:span text:style-name="Source_20_Text"><text:span text:style-name="T22">), hence we are saved from try-catch blocks.</text:span></text:span></text:p>
      <text:p text:style-name="P45"/>
      <text:p text:style-name="P45"><text:span text:style-name="Source_20_Text"/></text:p>
      <text:p text:style-name="P32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5:58:42.848106341</meta:creation-date>
    <dc:date>2016-07-22T17:29:11.622973964</dc:date>
    <meta:editing-duration>PT3H25M45S</meta:editing-duration>
    <meta:editing-cycles>118</meta:editing-cycles>
    <meta:generator>LibreOffice/4.2.8.2$Linux_X86_64 LibreOffice_project/420m0$Build-2</meta:generator>
    <meta:document-statistic meta:table-count="0" meta:image-count="0" meta:object-count="0" meta:page-count="3" meta:paragraph-count="89" meta:word-count="602" meta:character-count="4336" meta:non-whitespace-character-count="3739"/>
  </office:meta>
</office:document-meta>
</file>